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äpositionen mit Akkusativ</text:p>
      <text:p text:style-name="Standard">M der ------den</text:p>
      <text:p text:style-name="Standard">F die -------die</text:p>
      <text:p text:style-name="Standard">N das-------das</text:p>
      <text:p text:style-name="Standard">Pl die -------die</text:p>
      <text:p text:style-name="Standard"/>
      <text:p text:style-name="Standard">für - pentru</text:p>
      <text:p text:style-name="Standard">Eu doresc sa pregatesc lucrarea pentru un-acest-acel</text:p>
      <text:p text:style-name="Standard">prieten- el</text:p>
      <text:p text:style-name="Standard">Ich möchte die Arbeit für einen Freund vorbereiten.</text:p>
      <text:p text:style-name="Standard">diesen</text:p>
      <text:p text:style-name="Standard">jenen</text:p>
      <text:p text:style-name="Standard">ihn</text:p>
      <text:p text:style-name="Standard">vorbereiten a pregati die Arbeit,-en serviciu</text:p>
      <text:p text:style-name="Standard">möchten a dori</text:p>
      <text:p text:style-name="Standard">durch -prin</text:p>
      <text:p text:style-name="Standard">Sora se plimba prin parc cu cainele.</text:p>
      <text:p text:style-name="Standard">Der Hund,-e caine der Park,-s spazieren a se plimba</text:p>
      <text:p text:style-name="Standard">Die Schwester spaziert durch den Park mit dem Hund.</text:p>
      <text:p text:style-name="Standard"/>
      <text:p text:style-name="Standard">ohne fara</text:p>
      <text:p text:style-name="Standard">Eu nu vreau sa alerg prin padure fara el.</text:p>
      <text:p text:style-name="Standard">r Wald,-..er padure laufen a alerga</text:p>
      <text:p text:style-name="Standard">Ich will durch den Wald ohne ihn nicht laufen.</text:p>
      <text:p text:style-name="Standard"/>
      <text:p text:style-name="Standard">um in jurul</text:p>
      <text:p text:style-name="Standard">In jurul casei sunt flori.</text:p>
      <text:p text:style-name="Standard">Die Blume,-n floare</text:p>
      <text:p text:style-name="Standard">Um das Haus sind Blumen.</text:p>
      <text:p text:style-name="Standard">gegen impotriva</text:p>
      <text:p text:style-name="Standard">Ce ai tu impotriva mea?</text:p>
      <text:p text:style-name="Standard">Was hast du gegen mich?</text:p>
      <text:p text:style-name="Standard">Eu nu am nimic impotriva ta.</text:p>
      <text:p text:style-name="Standard">Ich habe nichts gegen dich.</text:p>
      <text:p text:style-name="Standard"/>
      <text:p text:style-name="Standard">entlang - de-a lungul (steht immer nach dem</text:p>
      <text:p text:style-name="Standard">Substantiv)</text:p>
      <text:p text:style-name="Standard">de-a lungul gardului Den Zaun entlang</text:p>
      <text:p text:style-name="Standard"/>
      <text:p text:style-name="Standard">De-a lungul strazii sunt multe cladiri si magazine.</text:p>
      <text:p text:style-name="Standard">s Gebäude,- cladire r Laden,-.. magazin</text:p>
      <text:p text:style-name="Standard">e Straße,-n strada</text:p>
      <text:p text:style-name="Standard">viele multi, multe</text:p>
      <text:p text:style-name="Standard">Die Straße entlang sind viele Gebäude und Läden.</text:p>
      <text:p text:style-name="Standard"/>
      <text:p text:style-name="Standard">Für pentru</text:p>
      <text:p text:style-name="Standard">Ohne fara</text:p>
      <text:p text:style-name="Standard">Durch prin</text:p>
      <text:p text:style-name="Standard">Um in jurul</text:p>
      <text:p text:style-name="Standard">Entlang de-a lungul</text:p>
      <text:p text:style-name="Standard">Gegen impotriva</text:p>
      <text:p text:style-name="Standard"/>
      <text:p text:style-name="Standard"><text:soft-page-break/>Abkürzungen! Prescurtari!</text:p>
      <text:p text:style-name="Standard">für + das = fürs</text:p>
      <text:p text:style-name="Standard">durch +das =durchs</text:p>
      <text:p text:style-name="Standard">um+ das = ums</text:p>
      <text:p text:style-name="Standard"/>
      <text:p text:style-name="Standard">Hausaufgabe</text:p>
      <text:p text:style-name="Standard">1. Eu nu am nimic impotriva lor.</text:p>
      <text:p text:style-name="Standard">2. De-a lungul gradinii este un gard.</text:p>
      <text:p text:style-name="Standard">3. Barbatul nu poate sa plateasca facturile fara bani.</text:p>
      <text:p text:style-name="Standard">4. Acesti musafiri sed in jurul mesei.</text:p>
      <text:p text:style-name="Standard">5. Pentru ce profesor doresc ei sa aduca hartiile?</text:p>
      <text:p text:style-name="Standard">6. Prin ce oras trece acest tren?</text:p>
      <text:p text:style-name="Standard"/>
      <text:p text:style-name="Standard">r Zaun,-..e gard</text:p>
      <text:p text:style-name="Standard">r Gast,-..e musafir</text:p>
      <text:p text:style-name="Standard">e Rechnung,-en factura</text:p>
      <text:p text:style-name="Standard">r Garten,-.. gradina</text:p>
      <text:p text:style-name="Standard">sitzen -a sedea</text:p>
      <text:p text:style-name="Standard">nichts nimic</text:p>
      <text:p text:style-name="Standard">bezahlen a plati</text:p>
      <text:p text:style-name="Standard">der Zug,-..e die Bahn,-en tren</text:p>
      <text:p text:style-name="Standard"/>
      <text:p text:style-name="Standard">r der e die s d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8:53:48.436686609</meta:creation-date>
    <dc:date>2021-12-03T18:54:54.722175330</dc:date>
    <meta:editing-duration>PT1M6S</meta:editing-duration>
    <meta:editing-cycles>1</meta:editing-cycles>
    <meta:document-statistic meta:table-count="0" meta:image-count="0" meta:object-count="0" meta:page-count="2" meta:paragraph-count="65" meta:word-count="291" meta:character-count="1598" meta:non-whitespace-character-count="1376"/>
    <meta:generator>LibreOffice/7.0.4.2$Linux_X86_64 LibreOffice_project/00$Build-2</meta:generator>
  </office:meta>
</office:document-meta>
</file>